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background-color="#666666" fo:padding="0.0382in" fo:border="0.05pt solid #00008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ffffff" style:border-line-width-bottom="0.0118in 0.0118in 0.0118in" fo:padding="0.0382in" fo:border-left="none" fo:border-right="none" fo:border-top="none" fo:border-bottom="2.55pt double #808080">
        <style:background-image/>
      </style:table-cell-properties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2.2313in" style:rel-column-width="21845*"/>
    </style:style>
    <style:style style:name="Tabela3.A1" style:family="table-cell">
      <style:table-cell-properties fo:background-color="#ffcc00" fo:padding="0.0382in" fo:border-left="none" fo:border-right="none" fo:border-top="0.5pt solid #808080" fo:border-bottom="0.5pt solid #808080">
        <style:background-image/>
      </style:table-cell-properties>
    </style:style>
    <style:style style:name="Tabela3.A2" style:family="table-cell">
      <style:table-cell-properties fo:background-color="transparent" fo:padding="0.0382in" fo:border-left="none" fo:border-right="none" fo:border-top="none" fo:border-bottom="0.5pt solid #808080">
        <style:background-image/>
      </style:table-cell-properties>
    </style:style>
    <style:style style:name="P1" style:family="paragraph" style:parent-style-name="Standard">
      <style:text-properties fo:color="#000000" style:font-name="Calibri"/>
    </style:style>
    <style:style style:name="P2" style:family="paragraph" style:parent-style-name="Standard">
      <style:text-properties fo:color="#000000" style:font-name="Calibri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color="#000000" style:font-name="Calibri" fo:font-size="8pt" style:font-size-asian="8pt" style:font-size-complex="8pt"/>
    </style:style>
    <style:style style:name="P4" style:family="paragraph" style:parent-style-name="Standard">
      <style:text-properties fo:color="#000000" style:font-name="Calibri" fo:font-size="6pt" officeooo:rsid="0005c887" officeooo:paragraph-rsid="0009e55b" style:font-size-asian="6pt" style:font-size-complex="6pt"/>
    </style:style>
    <style:style style:name="P5" style:family="paragraph" style:parent-style-name="Standard">
      <style:text-properties fo:color="#000000" style:font-name="Calibri" fo:font-size="6pt" officeooo:paragraph-rsid="0009e55b" style:font-size-asian="6pt" style:font-size-complex="6pt"/>
    </style:style>
    <style:style style:name="P6" style:family="paragraph" style:parent-style-name="Standard">
      <style:text-properties fo:color="#000000" style:font-name="Calibri" fo:font-size="6pt" fo:font-weight="bold" officeooo:rsid="0005c887" officeooo:paragraph-rsid="0009e55b" style:font-size-asian="6pt" style:font-weight-asian="bold" style:font-size-complex="6pt" style:font-weight-complex="bold"/>
    </style:style>
    <style:style style:name="P7" style:family="paragraph" style:parent-style-name="Standard">
      <style:text-properties fo:color="#003366" style:font-name="Calibri" fo:font-size="10pt" style:font-size-asian="10pt" style:font-size-complex="10pt"/>
    </style:style>
    <style:style style:name="P8" style:family="paragraph" style:parent-style-name="Table_20_Contents">
      <style:text-properties style:font-name="Calibri" fo:font-size="8pt" style:font-size-asian="8pt" style:font-size-complex="8pt"/>
    </style:style>
    <style:style style:name="P9" style:family="paragraph" style:parent-style-name="Table_20_Contents">
      <style:text-properties style:font-name="Calibri" fo:font-size="8pt" officeooo:rsid="0007a3f5" officeooo:paragraph-rsid="0009e55b" style:font-size-asian="8pt" style:font-size-complex="8pt"/>
    </style:style>
    <style:style style:name="P10" style:family="paragraph" style:parent-style-name="Table_20_Contents">
      <style:text-properties style:font-name="Calibri" fo:font-size="8pt" fo:font-weight="bold" officeooo:rsid="0007a3f5" officeooo:paragraph-rsid="0009e55b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Calibri" fo:font-size="10pt" fo:font-weight="bold" officeooo:rsid="0005c887" officeooo:paragraph-rsid="0009e55b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color="#666666" style:font-name="Calibri" fo:font-weight="bold" officeooo:rsid="0005c887" officeooo:paragraph-rsid="0009e55b" style:font-weight-asian="bold" style:font-weight-complex="bold"/>
    </style:style>
    <style:style style:name="P13" style:family="paragraph" style:parent-style-name="Table_20_Contents">
      <style:text-properties fo:color="#333333" style:font-name="Ca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fo:color="#333333" style:font-name="Calibri" fo:font-size="8pt" fo:font-weight="bold" officeooo:rsid="0005c887" officeooo:paragraph-rsid="0005c887" style:font-size-asian="8pt" style:font-weight-asian="bold" style:font-size-complex="8pt" style:font-weight-complex="bold"/>
    </style:style>
    <style:style style:name="P15" style:family="paragraph" style:parent-style-name="_5b_R_5d__20_Details">
      <style:text-properties officeooo:paragraph-rsid="0009e55b"/>
    </style:style>
    <style:style style:name="P16" style:family="paragraph" style:parent-style-name="Table_20_Contents">
      <style:text-properties style:font-name="Calibri" fo:font-size="8pt" officeooo:rsid="0007a3f5" officeooo:paragraph-rsid="0009e55b" style:font-size-asian="8pt" style:font-size-complex="8pt"/>
    </style:style>
    <style:style style:name="T1" style:family="text">
      <style:text-properties fo:color="#1c1c1c" style:font-name="Calibri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1c1c1c" style:font-name="Calibri" fo:font-size="10pt" fo:font-weight="bold" officeooo:rsid="0005c887" style:font-size-asian="10pt" style:font-weight-asian="bold" style:font-size-complex="10pt" style:font-weight-complex="bold"/>
    </style:style>
    <style:style style:name="T3" style:family="text">
      <style:text-properties fo:color="#1c1c1c" style:font-name="Calibri" fo:font-size="10pt" style:font-size-asian="10pt" style:font-size-complex="10pt"/>
    </style:style>
    <style:style style:name="T4" style:family="text">
      <style:text-properties officeooo:rsid="0005c8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1">Information Security Management</text:p>
            <text:p text:style-name="P11">U02 Software and hardware</text:p>
            <text:p text:style-name="P11">Terms and Conditions of using software and hardware</text:p>
          </table:table-cell>
        </table:table-row>
      </table:table>
      <text:p text:style-name="P7"/>
      <text:p text:style-name="P15"><text:span text:style-name="T2">Employee</text:span><text:span text:style-name="T1">:<text:tab/><text:tab/>{{affected_user.first_name}} {{affected_user.last_name}}</text:span></text:p>
      <text:p text:style-name="P15"><text:span text:style-name="T2">Department</text:span><text:span text:style-name="T1">:</text:span><text:span text:style-name="T3"> <text:tab/></text:span><text:span text:style-name="T1">{{affected_user.department|e}}</text:span></text:p>
      <text:p text:style-name="P15"><text:span text:style-name="T2">Company</text:span><text:span text:style-name="T1">:</text:span><text:span text:style-name="T3"> <text:tab/><text:tab/></text:span><text:span text:style-name="T1">{{affected_user.company|e}}</text:span></text:p>
      <text:p text:style-name="P15"><text:span text:style-name="T2">Handover date</text:span><text:span text:style-name="T1">: <text:tab/>{{now}}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Hardware</text:p>
          </table:table-cell>
        </table:table-row>
      </table:table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4">Inventory number</text:p>
          </table:table-cell>
          <table:table-cell table:style-name="Tabela3.A1" office:value-type="string">
            <text:p text:style-name="P13">Na<text:span text:style-name="T4">me</text:span></text:p>
          </table:table-cell>
          <table:table-cell table:style-name="Tabela3.A1" office:value-type="string">
            <text:p text:style-name="P14">Serial No./IMEI</text:p>
          </table:table-cell>
        </table:table-row>
        <table:table-row>
          <table:table-cell table:style-name="Tabela3.A2" office:value-type="string">
            <text:p text:style-name="_5b_R_5d__20_Table_20_item">{%for asset in assets%} {{asset.barcode}} </text:p>
          </table:table-cell>
          <table:table-cell table:style-name="Tabela3.A2" office:value-type="string">
            <text:p text:style-name="_5b_R_5d__20_Table_20_item">{{asset.model|e}}</text:p>
          </table:table-cell>
          <table:table-cell table:style-name="Tabela3.A2" office:value-type="string">
            <text:p text:style-name="_5b_R_5d__20_Table_20_item">{{asset.sn}} / {{asset.imei}}</text:p>
          </table:table-cell>
        </table:table-row>
        <table:table-row>
          <table:table-cell table:style-name="Tabela3.A2" office:value-type="string">
            <text:p text:style-name="_5b_R_5d__20_Table_20_item">{%endfor%}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666666" style:font-name="Calibri" fo:font-family="Calibri" style:font-family-generic="swiss" style:font-pitch="variable"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list-style-name="" style:class="extra" style:master-page-name="">
      <loext:graphic-properties draw:fill="none" draw:fill-color="#729fcf"/>
      <style:paragraph-properties style:page-number="auto" fo:break-before="auto" fo:break-after="auto" fo:background-color="transparent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b_R_5d__20_Header_20_with_20_background" style:display-name="[R] Header with background" style:family="paragraph" style:parent-style-name="Table_20_Contents" style:class="extra">
      <style:paragraph-properties fo:text-align="center" style:justify-single-word="false"/>
      <style:text-properties fo:color="#ffffff" style:font-name="Calibri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_5b_R_5d__20_Details" style:display-name="[R] Details" style:family="paragraph" style:parent-style-name="Standard" style:class="text">
      <style:text-properties style:font-name="DejaVu Sans Light" fo:font-family="'DejaVu Sans Light'" style:font-style-name="ExtraLight" style:font-family-generic="swiss" style:font-pitch="variable" fo:font-size="13pt" fo:font-weight="150" style:font-size-asian="10.5pt"/>
    </style:style>
    <style:style style:name="_5b_R_5d__20_Table_20_item" style:display-name="[R] Table item" style:family="paragraph" style:parent-style-name="Table_20_Contents" style:class="extra">
      <style:text-properties style:font-name="Calibri" fo:font-family="Calibri" style:font-family-generic="swiss" style:font-pitch="variable" fo:font-size="8pt" fo:background-color="transparent" style:font-size-asian="8pt" style:font-size-complex="8pt"/>
    </style:style>
    <style:style style:name="_5b_R_5d__20_Agreement_20_details" style:display-name="[R] Agreement details" style:family="paragraph" style:parent-style-name="Standard" style:class="text">
      <style:text-properties fo:color="#000000" style:font-name="Calibri" fo:font-family="Calibri" style:font-family-generic="swiss" style:font-pitch="variable" fo:font-size="6pt" style:font-size-asian="6pt" style:font-size-complex="6pt"/>
    </style:style>
    <style:style style:name="_5b_R_5d__20_Footer" style:display-name="[R] Footer" style:family="paragraph" style:parent-style-name="Footer" style:class="extra">
      <style:text-properties fo:font-size="10pt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1667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076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MP1" style:family="paragraph" style:parent-style-name="Standard">
      <style:text-properties fo:color="#000000" style:font-name="Calibri" fo:font-size="8pt" style:font-size-asian="8pt" style:font-size-complex="8pt"/>
    </style:style>
    <style:style style:name="MP2" style:family="paragraph" style:parent-style-name="Table_20_Contents">
      <style:text-properties style:font-name="Calibri" fo:font-size="8pt" officeooo:rsid="0007a3f5" officeooo:paragraph-rsid="0009e55b" style:font-size-asian="8pt" style:font-size-complex="8pt"/>
    </style:style>
    <style:style style:name="MP3" style:family="paragraph" style:parent-style-name="Table_20_Contents">
      <style:text-properties style:font-name="Calibri" fo:font-size="8pt" fo:font-weight="bold" officeooo:rsid="0007a3f5" officeooo:paragraph-rsid="0009e55b" style:font-size-asian="8pt" style:font-weight-asian="bold" style:font-size-complex="8pt" style:font-weight-complex="bold"/>
    </style:style>
    <style:style style:name="MP4" style:family="paragraph" style:parent-style-name="Table_20_Contents">
      <style:text-properties style:font-name="Calibri" fo:font-size="8pt" style:font-size-asian="8pt" style:font-size-complex="8pt"/>
    </style:style>
    <style:style style:name="MP5" style:family="paragraph" style:parent-style-name="Standard">
      <style:paragraph-properties fo:text-align="start" style:justify-single-word="false"/>
      <style:text-properties fo:color="#000000" style:font-name="Calibri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102in" fo:margin-bottom="0.34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Transferor</text:p>
            </table:table-cell>
            <table:table-cell table:style-name="Table2.B1" office:value-type="string">
              <text:p text:style-name="MP3">Recipient</text:p>
            </table:table-cell>
          </table:table-row>
          <table:table-row>
            <table:table-cell table:style-name="Table2.A3" office:value-type="string">
              <text:p text:style-name="_5b_R_5d__20_Table_20_item">{{logged_user.first_name}} {{logged_user.last_name}}</text:p>
            </table:table-cell>
            <table:table-cell table:style-name="Table2.B3" office:value-type="string">
              <text:p text:style-name="_5b_R_5d__20_Table_20_item">{{affected_user.first_name}} {{affected_user.last_name}}</text:p>
            </table:table-cell>
          </table:table-row>
          <table:table-row table:style-name="Table2.3">
            <table:table-cell table:style-name="Table2.A3" office:value-type="string">
              <text:p text:style-name="MP2">Signature</text:p>
              <text:p text:style-name="MP4"/>
              <text:p text:style-name="MP4"/>
            </table:table-cell>
            <table:table-cell table:style-name="Table2.B3" office:value-type="string">
              <text:p text:style-name="MP2">Signature</text:p>
            </table:table-cell>
          </table:table-row>
        </table:table>
        <text:p text:style-name="MP5"/>
        <text:p text:style-name="_5b_R_5d__20_Footer">Generated: {{now}} {{id}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20:20:35.003000000</meta:creation-date>
    <dc:date>2016-01-11T08:38:59.045730000</dc:date>
    <meta:editing-duration>PT1H39M21S</meta:editing-duration>
    <meta:editing-cycles>36</meta:editing-cycles>
    <meta:generator>LibreOffice/5.0.4.2$MacOSX_X86_64 LibreOffice_project/2b9802c1994aa0b7dc6079e128979269cf95bc78</meta:generator>
    <meta:document-statistic meta:table-count="4" meta:image-count="0" meta:object-count="0" meta:page-count="1" meta:paragraph-count="22" meta:word-count="52" meta:character-count="589" meta:non-whitespace-character-count="553"/>
  </office:meta>
</office:document-meta>
</file>